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0.0787in" svg:height="0.1866in" svg:x="11.4094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7.5295in" svg:height="3.5354in" svg:x="22.2413in" svg:y="1.3492in">
            <draw:object draw:notify-on-update-of-ranges="Sheet1.N1:Sheet1.N1 Sheet1.O1:Sheet1.S1 Sheet1.N2:Sheet1.N2 Sheet1.O2:Sheet1.S2 Sheet1.N3:Sheet1.N3 Sheet1.O3:Sheet1.S3 Sheet1.N5:Sheet1.N5 Sheet1.O5:Sheet1.S5 Sheet1.N6:Sheet1.N6 Sheet1.O6:Sheet1.S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7.8701in" svg:height="3.5449in" svg:x="13.8346in" svg:y="1.1713in">
            <draw:object draw:notify-on-update-of-ranges="Sheet1.N14:Sheet1.N14 Sheet1.O14:Sheet1.S14 Sheet1.N15:Sheet1.N15 Sheet1.O15:Sheet1.S15 Sheet1.N16:Sheet1.N16 Sheet1.O16:Sheet1.S16 Sheet1.N20:Sheet1.N20 Sheet1.O20:Sheet1.S20 Sheet1.N21:Sheet1.N21 Sheet1.O21:Sheet1.S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89928" calcext:value-type="float">
            <text:p>289928</text:p>
          </table:table-cell>
          <table:table-cell office:value-type="float" office:value="250048" calcext:value-type="float">
            <text:p>250048</text:p>
          </table:table-cell>
          <table:table-cell office:value-type="float" office:value="125752" calcext:value-type="float">
            <text:p>125752</text:p>
          </table:table-cell>
          <table:table-cell/>
          <table:table-cell table:formula="of:=([.B2]-[.O$2])^2" office:value-type="float" office:value="3568198543.36" calcext:value-type="float">
            <text:p>3568198543.36</text:p>
          </table:table-cell>
          <table:table-cell table:formula="of:=([.C2]-[.P$2])^2" office:value-type="float" office:value="16048633162.24" calcext:value-type="float">
            <text:p>16048633162.24</text:p>
          </table:table-cell>
          <table:table-cell table:formula="of:=([.D2]-[.Q$2])^2" office:value-type="float" office:value="757614615.039999" calcext:value-type="float">
            <text:p>757614615.039999</text:p>
          </table:table-cell>
          <table:table-cell table:formula="of:=([.E2]-[.R$2])^2" office:value-type="float" office:value="2591624464" calcext:value-type="float">
            <text:p>2591624464</text:p>
          </table:table-cell>
          <table:table-cell table:formula="of:=([.F2]-[.S$2])^2" office:value-type="float" office:value="539131248.640001" calcext:value-type="float">
            <text:p>539131248.640001</text:p>
          </table:table-cell>
          <table:table-cell/>
          <table:table-cell office:value-type="string" calcext:value-type="string">
            <text:p>Promedio S loops con Outliers</text:p>
          </table:table-cell>
          <table:table-cell table:formula="of:=AVERAGE([.B2:.B11])" office:value-type="float" office:value="182982.4" calcext:value-type="float">
            <text:p>182982.4</text:p>
          </table:table-cell>
          <table:table-cell table:formula="of:=AVERAGE([.C2:.C11])" office:value-type="float" office:value="2081731.2" calcext:value-type="float">
            <text:p>2081731.2</text:p>
          </table:table-cell>
          <table:table-cell table:formula="of:=AVERAGE([.D2:.D11])" office:value-type="float" office:value="317452.8" calcext:value-type="float">
            <text:p>317452.8</text:p>
          </table:table-cell>
          <table:table-cell table:formula="of:=AVERAGE([.E2:.E11])" office:value-type="float" office:value="300956" calcext:value-type="float">
            <text:p>300956</text:p>
          </table:table-cell>
          <table:table-cell table:formula="of:=AVERAGE([.F2:.F11])" office:value-type="float" office:value="148971.2" calcext:value-type="float">
            <text:p>148971.2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955488" calcext:value-type="float">
            <text:p>1955488</text:p>
          </table:table-cell>
          <table:table-cell office:value-type="float" office:value="294096" calcext:value-type="float">
            <text:p>294096</text:p>
          </table:table-cell>
          <table:table-cell office:value-type="float" office:value="260712" calcext:value-type="float">
            <text:p>260712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([.B3]-[.O$2])^2" office:value-type="float" office:value="3276234434.56" calcext:value-type="float">
            <text:p>3276234434.56</text:p>
          </table:table-cell>
          <table:table-cell table:formula="of:=([.C3]-[.P$2])^2" office:value-type="float" office:value="15937345546.24" calcext:value-type="float">
            <text:p>15937345546.24</text:p>
          </table:table-cell>
          <table:table-cell table:formula="of:=([.D3]-[.Q$2])^2" office:value-type="float" office:value="545540106.239999" calcext:value-type="float">
            <text:p>545540106.239999</text:p>
          </table:table-cell>
          <table:table-cell table:formula="of:=([.E3]-[.R$2])^2" office:value-type="float" office:value="1619579536" calcext:value-type="float">
            <text:p>1619579536</text:p>
          </table:table-cell>
          <table:table-cell table:formula="of:=([.F3]-[.S$2])^2" office:value-type="float" office:value="536904509.440001" calcext:value-type="float">
            <text:p>536904509.440001</text:p>
          </table:table-cell>
          <table:table-cell/>
          <table:table-cell office:value-type="string" calcext:value-type="string">
            <text:p>Promedio C loops con outliers</text:p>
          </table:table-cell>
          <table:table-cell table:formula="of:=AVERAGE([.B15:.B24])" office:value-type="float" office:value="140933.6" calcext:value-type="float">
            <text:p>140933.6</text:p>
          </table:table-cell>
          <table:table-cell table:formula="of:=AVERAGE([.C15:.C24])" office:value-type="float" office:value="1011932" calcext:value-type="float">
            <text:p>1011932</text:p>
          </table:table-cell>
          <table:table-cell table:formula="of:=AVERAGE([.D15:.D24])" office:value-type="float" office:value="6274203.2" calcext:value-type="float">
            <text:p>6274203.2</text:p>
          </table:table-cell>
          <table:table-cell table:formula="of:=AVERAGE([.E15:.E24])" office:value-type="float" office:value="338351.2" calcext:value-type="float">
            <text:p>338351.2</text:p>
          </table:table-cell>
          <table:table-cell table:formula="of:=AVERAGE([.F15:.F24])" office:value-type="float" office:value="151327.2" calcext:value-type="float">
            <text:p>151327.2</text:p>
          </table:table-cell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957088" calcext:value-type="float">
            <text:p>1957088</text:p>
          </table:table-cell>
          <table:table-cell office:value-type="float" office:value="295880" calcext:value-type="float">
            <text:p>295880</text:p>
          </table:table-cell>
          <table:table-cell office:value-type="float" office:value="261568" calcext:value-type="float">
            <text:p>261568</text:p>
          </table:table-cell>
          <table:table-cell office:value-type="float" office:value="128168" calcext:value-type="float">
            <text:p>128168</text:p>
          </table:table-cell>
          <table:table-cell/>
          <table:table-cell table:formula="of:=([.B4]-[.O$2])^2" office:value-type="float" office:value="2285451880.96" calcext:value-type="float">
            <text:p>2285451880.96</text:p>
          </table:table-cell>
          <table:table-cell table:formula="of:=([.C4]-[.P$2])^2" office:value-type="float" office:value="15535927306.24" calcext:value-type="float">
            <text:p>15535927306.24</text:p>
          </table:table-cell>
          <table:table-cell table:formula="of:=([.D4]-[.Q$2])^2" office:value-type="float" office:value="465385699.84" calcext:value-type="float">
            <text:p>465385699.84</text:p>
          </table:table-cell>
          <table:table-cell table:formula="of:=([.E4]-[.R$2])^2" office:value-type="float" office:value="1551414544" calcext:value-type="float">
            <text:p>1551414544</text:p>
          </table:table-cell>
          <table:table-cell table:formula="of:=([.F4]-[.S$2])^2" office:value-type="float" office:value="432773130.24" calcext:value-type="float">
            <text:p>432773130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959608" calcext:value-type="float">
            <text:p>1959608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9768" calcext:value-type="float">
            <text:p>269768</text:p>
          </table:table-cell>
          <table:table-cell office:value-type="float" office:value="128544" calcext:value-type="float">
            <text:p>128544</text:p>
          </table:table-cell>
          <table:table-cell/>
          <table:table-cell table:formula="of:=([.B5]-[.O$2])^2" office:value-type="float" office:value="2202087016.96" calcext:value-type="float">
            <text:p>2202087016.96</text:p>
          </table:table-cell>
          <table:table-cell table:formula="of:=([.C5]-[.P$2])^2" office:value-type="float" office:value="14914075978.24" calcext:value-type="float">
            <text:p>14914075978.24</text:p>
          </table:table-cell>
          <table:table-cell table:formula="of:=([.D5]-[.Q$2])^2" office:value-type="float" office:value="415703165.44" calcext:value-type="float">
            <text:p>415703165.44</text:p>
          </table:table-cell>
          <table:table-cell table:formula="of:=([.E5]-[.R$2])^2" office:value-type="float" office:value="972691344" calcext:value-type="float">
            <text:p>972691344</text:p>
          </table:table-cell>
          <table:table-cell table:formula="of:=([.F5]-[.S$2])^2" office:value-type="float" office:value="417270499.840001" calcext:value-type="float">
            <text:p>417270499.840001</text:p>
          </table:table-cell>
          <table:table-cell/>
          <table:table-cell office:value-type="string" calcext:value-type="string">
            <text:p>Promedio Sin Loops sin outliers</text:p>
          </table:table-cell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2040724" calcext:value-type="float">
            <text:p>2040724</text:p>
          </table:table-cell>
          <table:table-cell table:formula="of:=AVERAGE([.D4:.D9])" office:value-type="float" office:value="313218.666666667" calcext:value-type="float">
            <text:p>313218.666666667</text:p>
          </table:table-cell>
          <table:table-cell table:formula="of:=AVERAGE([.E4:.E9])" office:value-type="float" office:value="284446.666666667" calcext:value-type="float">
            <text:p>284446.666666667</text:p>
          </table:table-cell>
          <table:table-cell table:formula="of:=AVERAGE([.F4:.F9])" office:value-type="float" office:value="146773.333333333" calcext:value-type="float">
            <text:p>146773.333333333</text:p>
          </table:table-cell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990640" calcext:value-type="float">
            <text:p>1990640</text:p>
          </table:table-cell>
          <table:table-cell office:value-type="float" office:value="298216" calcext:value-type="float">
            <text:p>298216</text:p>
          </table:table-cell>
          <table:table-cell office:value-type="float" office:value="271088" calcext:value-type="float">
            <text:p>271088</text:p>
          </table:table-cell>
          <table:table-cell office:value-type="float" office:value="130712" calcext:value-type="float">
            <text:p>130712</text:p>
          </table:table-cell>
          <table:table-cell/>
          <table:table-cell table:formula="of:=([.B6]-[.O$2])^2" office:value-type="float" office:value="517580700.16" calcext:value-type="float">
            <text:p>517580700.16</text:p>
          </table:table-cell>
          <table:table-cell table:formula="of:=([.C6]-[.P$2])^2" office:value-type="float" office:value="8297606717.43999" calcext:value-type="float">
            <text:p>8297606717.43999</text:p>
          </table:table-cell>
          <table:table-cell table:formula="of:=([.D6]-[.Q$2])^2" office:value-type="float" office:value="370054474.24" calcext:value-type="float">
            <text:p>370054474.24</text:p>
          </table:table-cell>
          <table:table-cell table:formula="of:=([.E6]-[.R$2])^2" office:value-type="float" office:value="892097424" calcext:value-type="float">
            <text:p>892097424</text:p>
          </table:table-cell>
          <table:table-cell table:formula="of:=([.F6]-[.S$2])^2" office:value-type="float" office:value="333398384.64" calcext:value-type="float">
            <text:p>333398384.64</text:p>
          </table:table-cell>
          <table:table-cell/>
          <table:table-cell office:value-type="string" calcext:value-type="string">
            <text:p>Promedio Con Loops sin outliers</text:p>
          </table:table-cell>
          <table:table-cell table:formula="of:=AVERAGE([.B17:.B22])" office:value-type="float" office:value="142868" calcext:value-type="float">
            <text:p>142868</text:p>
          </table:table-cell>
          <table:table-cell table:formula="of:=AVERAGE([.C17:.C22])" office:value-type="float" office:value="379521.333333333" calcext:value-type="float">
            <text:p>379521.333333333</text:p>
          </table:table-cell>
          <table:table-cell table:formula="of:=AVERAGE([.D17:.D22])" office:value-type="float" office:value="2933698.66666667" calcext:value-type="float">
            <text:p>2933698.66666667</text:p>
          </table:table-cell>
          <table:table-cell table:formula="of:=AVERAGE([.E17:.E22])" office:value-type="float" office:value="331310.666666667" calcext:value-type="float">
            <text:p>331310.666666667</text:p>
          </table:table-cell>
          <table:table-cell table:formula="of:=AVERAGE([.F17:.F22])" office:value-type="float" office:value="150706.666666667" calcext:value-type="float">
            <text:p>150706.666666667</text:p>
          </table:table-cell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2104568" calcext:value-type="float">
            <text:p>2104568</text:p>
          </table:table-cell>
          <table:table-cell office:value-type="float" office:value="298984" calcext:value-type="float">
            <text:p>298984</text:p>
          </table:table-cell>
          <table:table-cell office:value-type="float" office:value="272424" calcext:value-type="float">
            <text:p>272424</text:p>
          </table:table-cell>
          <table:table-cell office:value-type="float" office:value="155528" calcext:value-type="float">
            <text:p>155528</text:p>
          </table:table-cell>
          <table:table-cell/>
          <table:table-cell table:formula="of:=([.B7]-[.O$2])^2" office:value-type="float" office:value="493479567.36" calcext:value-type="float">
            <text:p>493479567.36</text:p>
          </table:table-cell>
          <table:table-cell table:formula="of:=([.C7]-[.P$2])^2" office:value-type="float" office:value="521519434.240002" calcext:value-type="float">
            <text:p>521519434.240002</text:p>
          </table:table-cell>
          <table:table-cell table:formula="of:=([.D7]-[.Q$2])^2" office:value-type="float" office:value="341096573.44" calcext:value-type="float">
            <text:p>341096573.44</text:p>
          </table:table-cell>
          <table:table-cell table:formula="of:=([.E7]-[.R$2])^2" office:value-type="float" office:value="814075024" calcext:value-type="float">
            <text:p>814075024</text:p>
          </table:table-cell>
          <table:table-cell table:formula="of:=([.F7]-[.S$2])^2" office:value-type="float" office:value="42991626.2399999" calcext:value-type="float">
            <text:p>42991626.23999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11680" calcext:value-type="float">
            <text:p>2111680</text:p>
          </table:table-cell>
          <table:table-cell office:value-type="float" office:value="343792" calcext:value-type="float">
            <text:p>343792</text:p>
          </table:table-cell>
          <table:table-cell office:value-type="float" office:value="311824" calcext:value-type="float">
            <text:p>311824</text:p>
          </table:table-cell>
          <table:table-cell office:value-type="float" office:value="168480" calcext:value-type="float">
            <text:p>168480</text:p>
          </table:table-cell>
          <table:table-cell/>
          <table:table-cell table:formula="of:=([.B8]-[.O$2])^2" office:value-type="float" office:value="11932879.36" calcext:value-type="float">
            <text:p>11932879.36</text:p>
          </table:table-cell>
          <table:table-cell table:formula="of:=([.C8]-[.P$2])^2" office:value-type="float" office:value="896930621.440003" calcext:value-type="float">
            <text:p>896930621.440003</text:p>
          </table:table-cell>
          <table:table-cell table:formula="of:=([.D8]-[.Q$2])^2" office:value-type="float" office:value="693753456.640001" calcext:value-type="float">
            <text:p>693753456.640001</text:p>
          </table:table-cell>
          <table:table-cell table:formula="of:=([.E8]-[.R$2])^2" office:value-type="float" office:value="118113424" calcext:value-type="float">
            <text:p>118113424</text:p>
          </table:table-cell>
          <table:table-cell table:formula="of:=([.F8]-[.S$2])^2" office:value-type="float" office:value="380593277.44" calcext:value-type="float">
            <text:p>380593277.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120760" calcext:value-type="float">
            <text:p>2120760</text:p>
          </table:table-cell>
          <table:table-cell office:value-type="float" office:value="345376" calcext:value-type="float">
            <text:p>345376</text:p>
          </table:table-cell>
          <table:table-cell office:value-type="float" office:value="320008" calcext:value-type="float">
            <text:p>320008</text:p>
          </table:table-cell>
          <table:table-cell office:value-type="float" office:value="169208" calcext:value-type="float">
            <text:p>169208</text:p>
          </table:table-cell>
          <table:table-cell/>
          <table:table-cell table:formula="of:=([.B9]-[.O$2])^2" office:value-type="float" office:value="1499362306.56" calcext:value-type="float">
            <text:p>1499362306.56</text:p>
          </table:table-cell>
          <table:table-cell table:formula="of:=([.C9]-[.P$2])^2" office:value-type="float" office:value="1523247229.44" calcext:value-type="float">
            <text:p>1523247229.44</text:p>
          </table:table-cell>
          <table:table-cell table:formula="of:=([.D9]-[.Q$2])^2" office:value-type="float" office:value="779705098.240001" calcext:value-type="float">
            <text:p>779705098.240001</text:p>
          </table:table-cell>
          <table:table-cell table:formula="of:=([.E9]-[.R$2])^2" office:value-type="float" office:value="362978704" calcext:value-type="float">
            <text:p>362978704</text:p>
          </table:table-cell>
          <table:table-cell table:formula="of:=([.F9]-[.S$2])^2" office:value-type="float" office:value="409528074.24" calcext:value-type="float">
            <text:p>409528074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2141400" calcext:value-type="float">
            <text:p>2141400</text:p>
          </table:table-cell>
          <table:table-cell office:value-type="float" office:value="353800" calcext:value-type="float">
            <text:p>35380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70232" calcext:value-type="float">
            <text:p>170232</text:p>
          </table:table-cell>
          <table:table-cell/>
          <table:table-cell table:formula="of:=([.B10]-[.O$2])^2" office:value-type="float" office:value="7060301455.36" calcext:value-type="float">
            <text:p>7060301455.36</text:p>
          </table:table-cell>
          <table:table-cell table:formula="of:=([.C10]-[.P$2])^2" office:value-type="float" office:value="3560365693.44001" calcext:value-type="float">
            <text:p>3560365693.44001</text:p>
          </table:table-cell>
          <table:table-cell table:formula="of:=([.D10]-[.Q$2])^2" office:value-type="float" office:value="1321118947.84" calcext:value-type="float">
            <text:p>1321118947.84</text:p>
          </table:table-cell>
          <table:table-cell table:formula="of:=([.E10]-[.R$2])^2" office:value-type="float" office:value="5803392400" calcext:value-type="float">
            <text:p>5803392400</text:p>
          </table:table-cell>
          <table:table-cell table:formula="of:=([.F10]-[.S$2])^2" office:value-type="float" office:value="452021616.64" calcext:value-type="float">
            <text:p>452021616.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2521032" calcext:value-type="float">
            <text:p>2521032</text:p>
          </table:table-cell>
          <table:table-cell office:value-type="float" office:value="357392" calcext:value-type="float">
            <text:p>357392</text:p>
          </table:table-cell>
          <table:table-cell office:value-type="float" office:value="414984" calcext:value-type="float">
            <text:p>414984</text:p>
          </table:table-cell>
          <table:table-cell office:value-type="float" office:value="187288" calcext:value-type="float">
            <text:p>187288</text:p>
          </table:table-cell>
          <table:table-cell/>
          <table:table-cell table:formula="of:=([.B11]-[.O$2])^2" office:value-type="float" office:value="18872604981.76" calcext:value-type="float">
            <text:p>18872604981.76</text:p>
          </table:table-cell>
          <table:table-cell table:formula="of:=([.C11]-[.P$2])^2" office:value-type="float" office:value="192985192880.64" calcext:value-type="float">
            <text:p>192985192880.64</text:p>
          </table:table-cell>
          <table:table-cell table:formula="of:=([.D11]-[.Q$2])^2" office:value-type="float" office:value="1595139696.64" calcext:value-type="float">
            <text:p>1595139696.64</text:p>
          </table:table-cell>
          <table:table-cell table:formula="of:=([.E11]-[.R$2])^2" office:value-type="float" office:value="13002384784" calcext:value-type="float">
            <text:p>13002384784</text:p>
          </table:table-cell>
          <table:table-cell table:formula="of:=([.F11]-[.S$2])^2" office:value-type="float" office:value="1468177162.24" calcext:value-type="float">
            <text:p>1468177162.2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365040" calcext:value-type="float">
            <text:p>365040</text:p>
          </table:table-cell>
          <table:table-cell office:value-type="float" office:value="2555664" calcext:value-type="float">
            <text:p>2555664</text:p>
          </table:table-cell>
          <table:table-cell office:value-type="float" office:value="315496" calcext:value-type="float">
            <text:p>315496</text:p>
          </table:table-cell>
          <table:table-cell office:value-type="float" office:value="125288" calcext:value-type="float">
            <text:p>125288</text:p>
          </table:table-cell>
          <table:table-cell/>
          <table:table-cell table:formula="of:=([.B15]-[.O$15])^2" office:value-type="float" office:value="1.58293263334288E+019" calcext:value-type="float">
            <text:p>15829326333428800000</text:p>
          </table:table-cell>
          <table:table-cell table:formula="of:=([.C15]-[.P$15])^2" office:value-type="float" office:value="7.30173320248913E+020" calcext:value-type="float">
            <text:p>730173320248913000000</text:p>
          </table:table-cell>
          <table:table-cell table:formula="of:=([.D15]-[.Q$15])^2" office:value-type="float" office:value="5.27011416089247E+017" calcext:value-type="float">
            <text:p>527011416089247000</text:p>
          </table:table-cell>
          <table:table-cell table:formula="of:=([.E15]-[.R$15])^2" office:value-type="float" office:value="7.68686531388286E+018" calcext:value-type="float">
            <text:p>7686865313882860000</text:p>
          </table:table-cell>
          <table:table-cell table:formula="of:=([.F15]-[.S$15])^2" office:value-type="float" office:value="2.5115499590284E+017" calcext:value-type="float">
            <text:p>251154995902840000</text:p>
          </table:table-cell>
          <table:table-cell/>
          <table:table-cell office:value-type="string" calcext:value-type="string">
            <text:p>varianza Sin Loops Con Outliers</text:p>
          </table:table-cell>
          <table:table-cell table:formula="of:=SUM([.H2:.H11])/10" office:value-type="float" office:value="3978723376.64" calcext:value-type="float">
            <text:p>3978723376.64</text:p>
          </table:table-cell>
          <table:table-cell table:formula="of:=SUM([.I2:.I11])/10" office:value-type="float" office:value="27022084456.96" calcext:value-type="float">
            <text:p>27022084456.96</text:p>
          </table:table-cell>
          <table:table-cell table:formula="of:=SUM([.J2:.J11])/10" office:value-type="float" office:value="728511183.36" calcext:value-type="float">
            <text:p>728511183.36</text:p>
          </table:table-cell>
          <table:table-cell table:formula="of:=SUM([.K2:.K11])/10" office:value-type="float" office:value="2772835164.8" calcext:value-type="float">
            <text:p>2772835164.8</text:p>
          </table:table-cell>
          <table:table-cell table:formula="of:=SUM([.L2:.L11])/10" office:value-type="float" office:value="501278952.96" calcext:value-type="float">
            <text:p>501278952.96</text:p>
          </table:table-cell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375472" calcext:value-type="float">
            <text:p>375472</text:p>
          </table:table-cell>
          <table:table-cell office:value-type="float" office:value="2572712" calcext:value-type="float">
            <text:p>2572712</text:p>
          </table:table-cell>
          <table:table-cell office:value-type="float" office:value="316872" calcext:value-type="float">
            <text:p>316872</text:p>
          </table:table-cell>
          <table:table-cell office:value-type="float" office:value="138304" calcext:value-type="float">
            <text:p>138304</text:p>
          </table:table-cell>
          <table:table-cell/>
          <table:table-cell table:formula="of:=([.B16]-[.O$15])^2" office:value-type="float" office:value="1.58292591109294E+019" calcext:value-type="float">
            <text:p>15829259110929400000</text:p>
          </table:table-cell>
          <table:table-cell table:formula="of:=([.C16]-[.P$15])^2" office:value-type="float" office:value="7.30172756467868E+020" calcext:value-type="float">
            <text:p>730172756467868000000</text:p>
          </table:table-cell>
          <table:table-cell table:formula="of:=([.D16]-[.Q$15])^2" office:value-type="float" office:value="5.26986664200494E+017" calcext:value-type="float">
            <text:p>526986664200494000</text:p>
          </table:table-cell>
          <table:table-cell table:formula="of:=([.E16]-[.R$15])^2" office:value-type="float" office:value="7.68685768391063E+018" calcext:value-type="float">
            <text:p>7686857683910630000</text:p>
          </table:table-cell>
          <table:table-cell table:formula="of:=([.F16]-[.S$15])^2" office:value-type="float" office:value="2.5114195004005E+017" calcext:value-type="float">
            <text:p>251141950040050000</text:p>
          </table:table-cell>
          <table:table-cell/>
          <table:table-cell office:value-type="string" calcext:value-type="string">
            <text:p>varianza Con Loops Con Outliers</text:p>
          </table:table-cell>
          <table:table-cell table:formula="of:=SUM([.H15:.H24])/10" office:value-type="float" office:value="1.58291182562519E+019" calcext:value-type="float">
            <text:p>15829118256251900000</text:p>
          </table:table-cell>
          <table:table-cell table:formula="of:=SUM([.I15:.I24])/10" office:value-type="float" office:value="7.30138364013255E+020" calcext:value-type="float">
            <text:p>730138364013255000000</text:p>
          </table:table-cell>
          <table:table-cell table:formula="of:=SUM([.J15:.J24])/10" office:value-type="float" office:value="5.21676008370999E+017" calcext:value-type="float">
            <text:p>521676008370999000</text:p>
          </table:table-cell>
          <table:table-cell table:formula="of:=SUM([.K15:.K24])/10" office:value-type="float" office:value="7.68673858233746E+018" calcext:value-type="float">
            <text:p>7686738582337460000</text:p>
          </table:table-cell>
          <table:table-cell table:formula="of:=SUM([.L15:.L24])/10" office:value-type="float" office:value="2.51128897499464E+017" calcext:value-type="float">
            <text:p>251128897499464000</text:p>
          </table:table-cell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377080" calcext:value-type="float">
            <text:p>377080</text:p>
          </table:table-cell>
          <table:table-cell office:value-type="float" office:value="2574528" calcext:value-type="float">
            <text:p>2574528</text:p>
          </table:table-cell>
          <table:table-cell office:value-type="float" office:value="324760" calcext:value-type="float">
            <text:p>324760</text:p>
          </table:table-cell>
          <table:table-cell office:value-type="float" office:value="145520" calcext:value-type="float">
            <text:p>145520</text:p>
          </table:table-cell>
          <table:table-cell/>
          <table:table-cell table:formula="of:=([.B17]-[.O$15])^2" office:value-type="float" office:value="1.58291660436516E+019" calcext:value-type="float">
            <text:p>15829166043651600000</text:p>
          </table:table-cell>
          <table:table-cell table:formula="of:=([.C17]-[.P$15])^2" office:value-type="float" office:value="7.30172669566054E+020" calcext:value-type="float">
            <text:p>730172669566054000000</text:p>
          </table:table-cell>
          <table:table-cell table:formula="of:=([.D17]-[.Q$15])^2" office:value-type="float" office:value="5.26984027595263E+017" calcext:value-type="float">
            <text:p>526984027595263000</text:p>
          </table:table-cell>
          <table:table-cell table:formula="of:=([.E17]-[.R$15])^2" office:value-type="float" office:value="7.68681394472426E+018" calcext:value-type="float">
            <text:p>7686813944724260000</text:p>
          </table:table-cell>
          <table:table-cell table:formula="of:=([.F17]-[.S$15])^2" office:value-type="float" office:value="2.51134717630275E+017" calcext:value-type="float">
            <text:p>251134717630275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379088" calcext:value-type="float">
            <text:p>379088</text:p>
          </table:table-cell>
          <table:table-cell office:value-type="float" office:value="2576544" calcext:value-type="float">
            <text:p>2576544</text:p>
          </table:table-cell>
          <table:table-cell office:value-type="float" office:value="330592" calcext:value-type="float">
            <text:p>330592</text:p>
          </table:table-cell>
          <table:table-cell office:value-type="float" office:value="146072" calcext:value-type="float">
            <text:p>146072</text:p>
          </table:table-cell>
          <table:table-cell/>
          <table:table-cell table:formula="of:=([.B18]-[.O$15])^2" office:value-type="float" office:value="1.58291574499018E+019" calcext:value-type="float">
            <text:p>15829157449901800000</text:p>
          </table:table-cell>
          <table:table-cell table:formula="of:=([.C18]-[.P$15])^2" office:value-type="float" office:value="7.30172561046882E+020" calcext:value-type="float">
            <text:p>730172561046882000000</text:p>
          </table:table-cell>
          <table:table-cell table:formula="of:=([.D18]-[.Q$15])^2" office:value-type="float" office:value="5.26981100622733E+017" calcext:value-type="float">
            <text:p>526981100622733000</text:p>
          </table:table-cell>
          <table:table-cell table:formula="of:=([.E18]-[.R$15])^2" office:value-type="float" office:value="7.68678160619691E+018" calcext:value-type="float">
            <text:p>7686781606196910000</text:p>
          </table:table-cell>
          <table:table-cell table:formula="of:=([.F18]-[.S$15])^2" office:value-type="float" office:value="2.51134164379269E+017" calcext:value-type="float">
            <text:p>251134164379269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32192" calcext:value-type="float">
            <text:p>332192</text:p>
          </table:table-cell>
          <table:table-cell office:value-type="float" office:value="148608" calcext:value-type="float">
            <text:p>148608</text:p>
          </table:table-cell>
          <table:table-cell/>
          <table:table-cell table:formula="of:=([.B19]-[.O$15])^2" office:value-type="float" office:value="1.58291473283771E+019" calcext:value-type="float">
            <text:p>15829147328377100000</text:p>
          </table:table-cell>
          <table:table-cell table:formula="of:=([.C19]-[.P$15])^2" office:value-type="float" office:value="7.30172558452798E+020" calcext:value-type="float">
            <text:p>730172558452798000000</text:p>
          </table:table-cell>
          <table:table-cell table:formula="of:=([.D19]-[.Q$15])^2" office:value-type="float" office:value="5.26977279309719E+017" calcext:value-type="float">
            <text:p>526977279309719000</text:p>
          </table:table-cell>
          <table:table-cell table:formula="of:=([.E19]-[.R$15])^2" office:value-type="float" office:value="7.68677273418484E+018" calcext:value-type="float">
            <text:p>7686772734184840000</text:p>
          </table:table-cell>
          <table:table-cell table:formula="of:=([.F19]-[.S$15])^2" office:value-type="float" office:value="2.51131622639729E+017" calcext:value-type="float">
            <text:p>251131622639729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93440" calcext:value-type="float">
            <text:p>2593440</text:p>
          </table:table-cell>
          <table:table-cell office:value-type="float" office:value="332944" calcext:value-type="float">
            <text:p>332944</text:p>
          </table:table-cell>
          <table:table-cell office:value-type="float" office:value="150704" calcext:value-type="float">
            <text:p>150704</text:p>
          </table:table-cell>
          <table:table-cell/>
          <table:table-cell table:formula="of:=([.B20]-[.O$15])^2" office:value-type="float" office:value="1.58290797879716E+019" calcext:value-type="float">
            <text:p>15829079787971600000</text:p>
          </table:table-cell>
          <table:table-cell table:formula="of:=([.C20]-[.P$15])^2" office:value-type="float" office:value="7.30172558452798E+020" calcext:value-type="float">
            <text:p>730172558452798000000</text:p>
          </table:table-cell>
          <table:table-cell table:formula="of:=([.D20]-[.Q$15])^2" office:value-type="float" office:value="5.26956570124875E+017" calcext:value-type="float">
            <text:p>526956570124875000</text:p>
          </table:table-cell>
          <table:table-cell table:formula="of:=([.E20]-[.R$15])^2" office:value-type="float" office:value="7.68676856434093E+018" calcext:value-type="float">
            <text:p>7686768564340930000</text:p>
          </table:table-cell>
          <table:table-cell table:formula="of:=([.F20]-[.S$15])^2" office:value-type="float" office:value="2.51129521905716E+017" calcext:value-type="float">
            <text:p>251129521905716000</text:p>
          </table:table-cell>
          <table:table-cell/>
          <table:table-cell office:value-type="string" calcext:value-type="string">
            <text:p>varianza Sin Loops Sin Outliers</text:p>
          </table:table-cell>
          <table:table-cell table:formula="of:=SUM([.H4:.H9])/8" office:value-type="float" office:value="876236793.92" calcext:value-type="float">
            <text:p>876236793.92</text:p>
          </table:table-cell>
          <table:table-cell table:formula="of:=SUM([.I4:.I9])/8" office:value-type="float" office:value="5211163410.88" calcext:value-type="float">
            <text:p>5211163410.88</text:p>
          </table:table-cell>
          <table:table-cell table:formula="of:=SUM([.J4:.J9])/8" office:value-type="float" office:value="383212308.48" calcext:value-type="float">
            <text:p>383212308.48</text:p>
          </table:table-cell>
          <table:table-cell table:formula="of:=SUM([.K4:.K9])/8" office:value-type="float" office:value="588921308" calcext:value-type="float">
            <text:p>588921308</text:p>
          </table:table-cell>
          <table:table-cell table:formula="of:=SUM([.L4:.L9])/8" office:value-type="float" office:value="252069374.08" calcext:value-type="float">
            <text:p>252069374.08</text:p>
          </table:table-cell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380728" calcext:value-type="float">
            <text:p>380728</text:p>
          </table:table-cell>
          <table:table-cell office:value-type="float" office:value="2619184" calcext:value-type="float">
            <text:p>2619184</text:p>
          </table:table-cell>
          <table:table-cell office:value-type="float" office:value="333560" calcext:value-type="float">
            <text:p>333560</text:p>
          </table:table-cell>
          <table:table-cell office:value-type="float" office:value="155216" calcext:value-type="float">
            <text:p>155216</text:p>
          </table:table-cell>
          <table:table-cell/>
          <table:table-cell table:formula="of:=([.B21]-[.O$15])^2" office:value-type="float" office:value="1.58290467498804E+019" calcext:value-type="float">
            <text:p>15829046749880400000</text:p>
          </table:table-cell>
          <table:table-cell table:formula="of:=([.C21]-[.P$15])^2" office:value-type="float" office:value="7.30172472415691E+020" calcext:value-type="float">
            <text:p>730172472415691000000</text:p>
          </table:table-cell>
          <table:table-cell table:formula="of:=([.D21]-[.Q$15])^2" office:value-type="float" office:value="5.26919194734858E+017" calcext:value-type="float">
            <text:p>526919194734858000</text:p>
          </table:table-cell>
          <table:table-cell table:formula="of:=([.E21]-[.R$15])^2" office:value-type="float" office:value="7.68676514861858E+018" calcext:value-type="float">
            <text:p>7686765148618580000</text:p>
          </table:table-cell>
          <table:table-cell table:formula="of:=([.F21]-[.S$15])^2" office:value-type="float" office:value="2.51124999744755E+017" calcext:value-type="float">
            <text:p>251124999744755000</text:p>
          </table:table-cell>
          <table:table-cell/>
          <table:table-cell office:value-type="string" calcext:value-type="string">
            <text:p>varianza Con Loops Sin Outliers</text:p>
          </table:table-cell>
          <table:table-cell table:formula="of:=SUM([.H17:.H22])/8" office:value-type="float" office:value="1.18718271478361E+019" calcext:value-type="float">
            <text:p>11871827147836100000</text:p>
          </table:table-cell>
          <table:table-cell table:formula="of:=SUM([.I17:.I22])/8" office:value-type="float" office:value="5.47629403221055E+020" calcext:value-type="float">
            <text:p>547629403221055000000</text:p>
          </table:table-cell>
          <table:table-cell table:formula="of:=SUM([.J17:.J22])/8" office:value-type="float" office:value="3.94847461559649E+017" calcext:value-type="float">
            <text:p>394847461559649000</text:p>
          </table:table-cell>
          <table:table-cell table:formula="of:=SUM([.K17:.K22])/8" office:value-type="float" office:value="5.76508321589542E+018" calcext:value-type="float">
            <text:p>5765083215895420000</text:p>
          </table:table-cell>
          <table:table-cell table:formula="of:=SUM([.L17:.L22])/8" office:value-type="float" office:value="1.88347139440783E+017" calcext:value-type="float">
            <text:p>188347139440783000</text:p>
          </table:table-cell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381960" calcext:value-type="float">
            <text:p>381960</text:p>
          </table:table-cell>
          <table:table-cell office:value-type="float" office:value="4659320" calcext:value-type="float">
            <text:p>4659320</text:p>
          </table:table-cell>
          <table:table-cell office:value-type="float" office:value="333816" calcext:value-type="float">
            <text:p>333816</text:p>
          </table:table-cell>
          <table:table-cell office:value-type="float" office:value="158120" calcext:value-type="float">
            <text:p>158120</text:p>
          </table:table-cell>
          <table:table-cell/>
          <table:table-cell table:formula="of:=([.B22]-[.O$15])^2" office:value-type="float" office:value="1.58290198229067E+019" calcext:value-type="float">
            <text:p>15829019822906700000</text:p>
          </table:table-cell>
          <table:table-cell table:formula="of:=([.C22]-[.P$15])^2" office:value-type="float" office:value="7.30172405834214E+020" calcext:value-type="float">
            <text:p>730172405834214000000</text:p>
          </table:table-cell>
          <table:table-cell table:formula="of:=([.D22]-[.Q$15])^2" office:value-type="float" office:value="5.23961520089744E+017" calcext:value-type="float">
            <text:p>523961520089744000</text:p>
          </table:table-cell>
          <table:table-cell table:formula="of:=([.E22]-[.R$15])^2" office:value-type="float" office:value="7.68676372909782E+018" calcext:value-type="float">
            <text:p>7686763729097820000</text:p>
          </table:table-cell>
          <table:table-cell table:formula="of:=([.F22]-[.S$15])^2" office:value-type="float" office:value="2.51122089226524E+017" calcext:value-type="float">
            <text:p>251122089226524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386528" calcext:value-type="float">
            <text:p>386528</text:p>
          </table:table-cell>
          <table:table-cell office:value-type="float" office:value="16661952" calcext:value-type="float">
            <text:p>16661952</text:p>
          </table:table-cell>
          <table:table-cell office:value-type="float" office:value="336552" calcext:value-type="float">
            <text:p>336552</text:p>
          </table:table-cell>
          <table:table-cell office:value-type="float" office:value="165552" calcext:value-type="float">
            <text:p>165552</text:p>
          </table:table-cell>
          <table:table-cell/>
          <table:table-cell table:formula="of:=([.B23]-[.O$15])^2" office:value-type="float" office:value="1.58290076007418E+019" calcext:value-type="float">
            <text:p>15829007600741800000</text:p>
          </table:table-cell>
          <table:table-cell table:formula="of:=([.C23]-[.P$15])^2" office:value-type="float" office:value="7.30172158963961E+020" calcext:value-type="float">
            <text:p>730172158963961000000</text:p>
          </table:table-cell>
          <table:table-cell table:formula="of:=([.D23]-[.Q$15])^2" office:value-type="float" office:value="5.06729328187823E+017" calcext:value-type="float">
            <text:p>506729328187823000</text:p>
          </table:table-cell>
          <table:table-cell table:formula="of:=([.E23]-[.R$15])^2" office:value-type="float" office:value="7.68674855797793E+018" calcext:value-type="float">
            <text:p>7686748557977930000</text:p>
          </table:table-cell>
          <table:table-cell table:formula="of:=([.F23]-[.S$15])^2" office:value-type="float" office:value="2.51114640621698E+017" calcext:value-type="float">
            <text:p>251114640621698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6715152" calcext:value-type="float">
            <text:p>6715152</text:p>
          </table:table-cell>
          <table:table-cell office:value-type="float" office:value="23349512" calcext:value-type="float">
            <text:p>23349512</text:p>
          </table:table-cell>
          <table:table-cell office:value-type="float" office:value="426728" calcext:value-type="float">
            <text:p>426728</text:p>
          </table:table-cell>
          <table:table-cell office:value-type="float" office:value="179888" calcext:value-type="float">
            <text:p>179888</text:p>
          </table:table-cell>
          <table:table-cell/>
          <table:table-cell table:formula="of:=([.B24]-[.O$15])^2" office:value-type="float" office:value="1.58289723347299E+019" calcext:value-type="float">
            <text:p>15828972334729900000</text:p>
          </table:table-cell>
          <table:table-cell table:formula="of:=([.C24]-[.P$15])^2" office:value-type="float" office:value="7.29830178683375E+020" calcext:value-type="float">
            <text:p>729830178683375000000</text:p>
          </table:table-cell>
          <table:table-cell table:formula="of:=([.D24]-[.Q$15])^2" office:value-type="float" office:value="4.97252982755229E+017" calcext:value-type="float">
            <text:p>497252982755229000</text:p>
          </table:table-cell>
          <table:table-cell table:formula="of:=([.E24]-[.R$15])^2" office:value-type="float" office:value="7.68624854043982E+018" calcext:value-type="float">
            <text:p>7686248540439820000</text:p>
          </table:table-cell>
          <table:table-cell table:formula="of:=([.F24]-[.S$15])^2" office:value-type="float" office:value="2.51100272903786E+017" calcext:value-type="float">
            <text:p>251100272903786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4:19:51.696594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4:32:42.917605324</dc:date>
    <meta:generator>LibreOffice/4.2.6.3$Linux_X86_64 LibreOffice_project/420m0$Build-3</meta:generator>
    <meta:editing-duration>PT20M</meta:editing-duration>
    <meta:editing-cycles>10</meta:editing-cycles>
    <meta:document-statistic meta:table-count="1" meta:cell-count="287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26cm" svg:height="8.981cm" xlink:href=".." xlink:type="simple" chart:class="chart:line" chart:style-name="ch1">
        <chart:title svg:x="7.376cm" svg:y="0.315cm" chart:style-name="ch2">
          <text:p>Performance Cropflip</text:p>
        </chart:title>
        <chart:subtitle svg:x="6.807cm" svg:y="1.299cm" chart:style-name="ch3">
          <text:p>Con y sin loops con/sin outliers</text:p>
        </chart:subtitle>
        <chart:legend chart:legend-position="end" svg:x="12.808cm" svg:y="3.444cm" style:legend-expansion="high" chart:style-name="ch4"/>
        <chart:plot-area chart:style-name="ch5" table:cell-range-address="Sheet1.N1:Sheet1.S3 Sheet1.N5:Sheet1.S6" chart:data-source-has-labels="both" svg:x="0.832cm" svg:y="2.366cm" svg:width="11.212cm" svg:height="6.016cm">
          <chartooo:coordinate-region svg:x="2.379cm" svg:y="2.565cm" svg:width="9.438cm" svg:height="5.17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2:Sheet1.S2" chart:label-cell-address="Sheet1.N2:Sheet1.N2" chart:class="chart:line">
            <chart:data-point chart:repeated="5"/>
          </chart:series>
          <chart:series chart:style-name="ch9" chart:values-cell-range-address="Sheet1.O3:Sheet1.S3" chart:label-cell-address="Sheet1.N3:Sheet1.N3" chart:class="chart:line">
            <chart:data-point chart:repeated="5"/>
          </chart:series>
          <chart:series chart:style-name="ch10" chart:values-cell-range-address="Sheet1.O5:Sheet1.S5" chart:label-cell-address="Sheet1.N5:Sheet1.N5" chart:class="chart:line">
            <chart:data-point chart:repeated="5"/>
          </chart:series>
          <chart:series chart:style-name="ch11" chart:values-cell-range-address="Sheet1.O6:Sheet1.S6" chart:label-cell-address="Sheet1.N6:Sheet1.N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 loops con Outliers</text:p>
                <draw:g>
                  <svg:desc>Sheet1.N2:Sheet1.N2</svg:desc>
                </draw:g>
              </table:table-cell>
              <table:table-cell office:value-type="float" office:value="182982.4">
                <text:p>182982.4</text:p>
                <draw:g>
                  <svg:desc>Sheet1.O2:Sheet1.S2</svg:desc>
                </draw:g>
              </table:table-cell>
              <table:table-cell office:value-type="float" office:value="2081731.2">
                <text:p>2081731.2</text:p>
              </table:table-cell>
              <table:table-cell office:value-type="float" office:value="317452.8">
                <text:p>317452.8</text:p>
              </table:table-cell>
              <table:table-cell office:value-type="float" office:value="300956">
                <text:p>300956</text:p>
              </table:table-cell>
              <table:table-cell office:value-type="float" office:value="148971.2">
                <text:p>148971.2</text:p>
              </table:table-cell>
            </table:table-row>
            <table:table-row>
              <table:table-cell office:value-type="string">
                <text:p>Promedio C loops con outliers</text:p>
                <draw:g>
                  <svg:desc>Sheet1.N3:Sheet1.N3</svg:desc>
                </draw:g>
              </table:table-cell>
              <table:table-cell office:value-type="float" office:value="140933.6">
                <text:p>140933.6</text:p>
                <draw:g>
                  <svg:desc>Sheet1.O3:Sheet1.S3</svg:desc>
                </draw:g>
              </table:table-cell>
              <table:table-cell office:value-type="float" office:value="1011932">
                <text:p>1011932</text:p>
              </table:table-cell>
              <table:table-cell office:value-type="float" office:value="6274203.2">
                <text:p>6274203.2</text:p>
              </table:table-cell>
              <table:table-cell office:value-type="float" office:value="338351.2">
                <text:p>338351.2</text:p>
              </table:table-cell>
              <table:table-cell office:value-type="float" office:value="151327.2">
                <text:p>151327.2</text:p>
              </table:table-cell>
            </table:table-row>
            <table:table-row>
              <table:table-cell office:value-type="string">
                <text:p>Promedio Sin Loops sin outliers</text:p>
                <draw:g>
                  <svg:desc>Sheet1.N5:Sheet1.N5</svg:desc>
                </draw:g>
              </table:table-cell>
              <table:table-cell office:value-type="float" office:value="165577.333333333">
                <text:p>165577.333333333</text:p>
                <draw:g>
                  <svg:desc>Sheet1.O5:Sheet1.S5</svg:desc>
                </draw:g>
              </table:table-cell>
              <table:table-cell office:value-type="float" office:value="2040724">
                <text:p>2040724</text:p>
              </table:table-cell>
              <table:table-cell office:value-type="float" office:value="313218.666666667">
                <text:p>313218.666666667</text:p>
              </table:table-cell>
              <table:table-cell office:value-type="float" office:value="284446.666666667">
                <text:p>284446.666666667</text:p>
              </table:table-cell>
              <table:table-cell office:value-type="float" office:value="146773.333333333">
                <text:p>146773.333333333</text:p>
              </table:table-cell>
            </table:table-row>
            <table:table-row>
              <table:table-cell office:value-type="string">
                <text:p>Promedio Con Loops sin outliers</text:p>
                <draw:g>
                  <svg:desc>Sheet1.N6:Sheet1.N6</svg:desc>
                </draw:g>
              </table:table-cell>
              <table:table-cell office:value-type="float" office:value="142868">
                <text:p>142868</text:p>
                <draw:g>
                  <svg:desc>Sheet1.O6:Sheet1.S6</svg:desc>
                </draw:g>
              </table:table-cell>
              <table:table-cell office:value-type="float" office:value="379521.333333333">
                <text:p>379521.333333333</text:p>
              </table:table-cell>
              <table:table-cell office:value-type="float" office:value="2933698.66666667">
                <text:p>2933698.66666667</text:p>
              </table:table-cell>
              <table:table-cell office:value-type="float" office:value="331310.666666667">
                <text:p>331310.666666667</text:p>
              </table:table-cell>
              <table:table-cell office:value-type="float" office:value="150706.666666667">
                <text:p>150706.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91cm" svg:height="9.005cm" xlink:href=".." xlink:type="simple" chart:class="chart:line" chart:style-name="ch1">
        <chart:title svg:x="6.922cm" svg:y="0.316cm" chart:style-name="ch2">
          <text:p>Varianza performance Cropflip</text:p>
        </chart:title>
        <chart:subtitle svg:x="7.16cm" svg:y="1.301cm" chart:style-name="ch3">
          <text:p>Sin y con loops Con/sin Outliers</text:p>
        </chart:subtitle>
        <chart:legend chart:legend-position="end" svg:x="13.593cm" svg:y="3.456cm" style:legend-expansion="high" chart:style-name="ch4"/>
        <chart:plot-area chart:style-name="ch5" table:cell-range-address="Sheet1.N14:Sheet1.S16 Sheet1.N20:Sheet1.S21" chart:data-source-has-labels="both" svg:x="1.41cm" svg:y="2.37cm" svg:width="11.385cm" svg:height="6.035cm">
          <chartooo:coordinate-region svg:x="5.736cm" svg:y="2.57cm" svg:width="6.832cm" svg:height="5.188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title svg:x="0.451cm" svg:y="5.656cm" chart:style-name="ch8">
              <text:p>t^2</text:p>
            </chart:title>
            <chart:grid chart:style-name="ch9" chart:class="major"/>
          </chart:axis>
          <chart:series chart:style-name="ch10" chart:values-cell-range-address="Sheet1.O15:Sheet1.S15" chart:label-cell-address="Sheet1.N15:Sheet1.N15" chart:class="chart:line">
            <chart:data-point chart:repeated="5"/>
          </chart:series>
          <chart:series chart:style-name="ch11" chart:values-cell-range-address="Sheet1.O16:Sheet1.S16" chart:label-cell-address="Sheet1.N16:Sheet1.N16" chart:class="chart:line">
            <chart:data-point chart:repeated="5"/>
          </chart:series>
          <chart:series chart:style-name="ch12" chart:values-cell-range-address="Sheet1.O20:Sheet1.S20" chart:label-cell-address="Sheet1.N20:Sheet1.N20" chart:class="chart:line">
            <chart:data-point chart:repeated="5"/>
          </chart:series>
          <chart:series chart:style-name="ch13" chart:values-cell-range-address="Sheet1.O21:Sheet1.S21" chart:label-cell-address="Sheet1.N21:Sheet1.N2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 Con Outliers</text:p>
                <draw:g>
                  <svg:desc>Sheet1.N15:Sheet1.N15</svg:desc>
                </draw:g>
              </table:table-cell>
              <table:table-cell office:value-type="float" office:value="3978723376.64">
                <text:p>3978723376.64</text:p>
                <draw:g>
                  <svg:desc>Sheet1.O15:Sheet1.S15</svg:desc>
                </draw:g>
              </table:table-cell>
              <table:table-cell office:value-type="float" office:value="27022084456.96">
                <text:p>27022084456.96</text:p>
              </table:table-cell>
              <table:table-cell office:value-type="float" office:value="728511183.36">
                <text:p>728511183.36</text:p>
              </table:table-cell>
              <table:table-cell office:value-type="float" office:value="2772835164.8">
                <text:p>2772835164.8</text:p>
              </table:table-cell>
              <table:table-cell office:value-type="float" office:value="501278952.96">
                <text:p>501278952.96</text:p>
              </table:table-cell>
            </table:table-row>
            <table:table-row>
              <table:table-cell office:value-type="string">
                <text:p>varianza Con Loops Con Outliers</text:p>
                <draw:g>
                  <svg:desc>Sheet1.N16:Sheet1.N16</svg:desc>
                </draw:g>
              </table:table-cell>
              <table:table-cell office:value-type="float" office:value="1.58291182562519E+019">
                <text:p>1.58291182562519E+019</text:p>
                <draw:g>
                  <svg:desc>Sheet1.O16:Sheet1.S16</svg:desc>
                </draw:g>
              </table:table-cell>
              <table:table-cell office:value-type="float" office:value="7.30138364013255E+020">
                <text:p>7.30138364013255E+020</text:p>
              </table:table-cell>
              <table:table-cell office:value-type="float" office:value="5.21676008370999E+017">
                <text:p>5.21676008370999E+017</text:p>
              </table:table-cell>
              <table:table-cell office:value-type="float" office:value="7.68673858233746E+018">
                <text:p>7.68673858233746E+018</text:p>
              </table:table-cell>
              <table:table-cell office:value-type="float" office:value="2.51128897499464E+017">
                <text:p>2.51128897499464E+017</text:p>
              </table:table-cell>
            </table:table-row>
            <table:table-row>
              <table:table-cell office:value-type="string">
                <text:p>varianza Sin Loops Sin Outliers</text:p>
                <draw:g>
                  <svg:desc>Sheet1.N20:Sheet1.N20</svg:desc>
                </draw:g>
              </table:table-cell>
              <table:table-cell office:value-type="float" office:value="876236793.92">
                <text:p>876236793.92</text:p>
                <draw:g>
                  <svg:desc>Sheet1.O20:Sheet1.S20</svg:desc>
                </draw:g>
              </table:table-cell>
              <table:table-cell office:value-type="float" office:value="5211163410.88">
                <text:p>5211163410.88</text:p>
              </table:table-cell>
              <table:table-cell office:value-type="float" office:value="383212308.48">
                <text:p>383212308.48</text:p>
              </table:table-cell>
              <table:table-cell office:value-type="float" office:value="588921308">
                <text:p>588921308</text:p>
              </table:table-cell>
              <table:table-cell office:value-type="float" office:value="252069374.08">
                <text:p>252069374.08</text:p>
              </table:table-cell>
            </table:table-row>
            <table:table-row>
              <table:table-cell office:value-type="string">
                <text:p>varianza Con Loops Sin Outliers</text:p>
                <draw:g>
                  <svg:desc>Sheet1.N21:Sheet1.N21</svg:desc>
                </draw:g>
              </table:table-cell>
              <table:table-cell office:value-type="float" office:value="1.18718271478361E+019">
                <text:p>1.18718271478361E+019</text:p>
                <draw:g>
                  <svg:desc>Sheet1.O21:Sheet1.S21</svg:desc>
                </draw:g>
              </table:table-cell>
              <table:table-cell office:value-type="float" office:value="5.47629403221055E+020">
                <text:p>5.47629403221055E+020</text:p>
              </table:table-cell>
              <table:table-cell office:value-type="float" office:value="3.94847461559649E+017">
                <text:p>3.94847461559649E+017</text:p>
              </table:table-cell>
              <table:table-cell office:value-type="float" office:value="5.76508321589542E+018">
                <text:p>5.76508321589542E+018</text:p>
              </table:table-cell>
              <table:table-cell office:value-type="float" office:value="1.88347139440783E+017">
                <text:p>1.88347139440783E+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